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3" style:family="table">
      <style:table-properties style:width="7.205cm" table:align="margins"/>
    </style:style>
    <style:style style:name="Tabelle3.A" style:family="table-column">
      <style:table-column-properties style:column-width="7.205cm" style:rel-column-width="65535*"/>
    </style:style>
    <style:style style:name="Tabelle3.1" style:family="table-row">
      <style:table-row-properties style:min-row-height="1.402cm"/>
    </style:style>
    <style:style style:name="Tabelle3.A1" style:family="table-cell">
      <style:table-cell-properties fo:padding="0.097cm" fo:border="0.05pt solid #000000"/>
    </style:style>
    <style:style style:name="Tabelle3.2" style:family="table-row">
      <style:table-row-properties style:min-row-height="1.526cm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HM">
      <style:paragraph-properties fo:text-align="start" style:justify-single-word="false"/>
      <style:text-properties fo:font-size="8pt" style:font-size-asian="8.69999980926514pt" style:font-size-complex="8.69999980926514pt"/>
    </style:style>
    <style:style style:name="P2" style:family="paragraph" style:parent-style-name="Table_20_Contents">
      <style:paragraph-properties fo:text-align="center" style:justify-single-word="false"/>
      <style:text-properties fo:font-size="8pt" officeooo:rsid="001e258a" officeooo:paragraph-rsid="001e258a" style:font-size-asian="8.69999980926514pt" style:font-size-complex="8.69999980926514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LHM">
      <style:text-properties officeooo:rsid="001e258a" officeooo:paragraph-rsid="001e258a"/>
    </style:style>
    <style:style style:name="P5" style:family="paragraph" style:parent-style-name="LHM">
      <style:paragraph-properties fo:text-align="center" style:justify-single-word="false"/>
      <style:text-properties fo:font-size="11pt" fo:font-weight="bold" officeooo:rsid="001e258a" officeooo:paragraph-rsid="001e258a" style:font-size-asian="11pt" style:font-weight-asian="bold" style:font-size-complex="11pt" style:font-weight-complex="bold"/>
    </style:style>
    <style:style style:name="T1" style:family="text">
      <style:text-properties officeooo:rsid="001eebe6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.049cm" fo:border="0.06pt solid #000000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Rahmen0" text:anchor-type="paragraph" svg:x="0.035cm" svg:y="-1.249cm" svg:width="8.393cm" svg:height="1.88cm" draw:z-index="0"><draw:text-box><text:p text:style-name="P4">aaa</text:p></draw:text-box></draw:frame><draw:frame draw:style-name="fr1" draw:name="Rahmen1" text:anchor-type="paragraph" svg:x="10.299cm" svg:y="-1.221cm" svg:width="7.308cm" svg:height="2.103cm" draw:z-index="1"><draw:text-box><table:table table:name="Tabelle3" table:style-name="Tabelle3"><table:table-column table:style-name="Tabelle3.A"/><table:table-row table:style-name="Tabelle3.1"><table:table-cell table:style-name="Tabelle3.A1" office:value-type="string"><text:p text:style-name="P5">bbbb</text:p></table:table-cell></table:table-row><table:table-row table:style-name="Tabelle3.2"><table:table-cell table:style-name="Tabelle3.A2" office:value-type="string"><text:p text:style-name="P2">cccc</text:p></table:table-cell></table:table-row></table:table><text:p text:style-name="P1"/></draw:text-box></draw:frame></text:p>
      <text:p text:style-name="Standard"/>
      <text:p text:style-name="Standard"/>
      <text:p text:style-name="P3"><text:span text:style-name="T1">Lorem ipsum dolor</text:span>: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LHM" style:family="paragraph">
      <style:paragraph-properties fo:line-height="0.459cm"/>
      <style:text-properties fo:font-size="13pt"/>
    </style:style>
    <style:style style:name="Frame_20_contents" style:display-name="Frame contents" style:family="paragraph" style:parent-style-name="Text_20_body" style:class="extra"/>
    <style:style style:name="Referat" style:family="paragraph" style:parent-style-name="Frame_20_contents" style:class="extra">
      <style:paragraph-properties fo:margin-top="0cm" fo:margin-bottom="0cm" style:contextual-spacing="false" fo:line-height="0.459cm"/>
      <style:text-properties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3T19:06:34.883000000</meta:creation-date>
    <meta:editing-duration>P0D</meta:editing-duration>
    <meta:editing-cycles>1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4" meta:word-count="6" meta:character-count="29" meta:non-whitespace-character-count="27"/>
  </office:meta>
</office:document-meta>
</file>